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style:line-height-at-least="0.3957in" fo:text-align="start" style:justify-single-word="false" fo:text-indent="0.5in" style:auto-text-indent="false" fo:padding="0in" fo:border="none"/>
      <style:text-properties fo:font-variant="normal" fo:text-transform="none" fo:font-style="normal" fo:font-weight="normal"/>
    </style:style>
    <style:style style:name="P2" style:family="paragraph" style:parent-style-name="Text_20_body">
      <style:paragraph-properties fo:margin-left="0in" fo:margin-right="0in" style:line-height-at-least="0.3957in" fo:text-align="start" style:justify-single-word="false" fo:text-indent="0.5in" style:auto-text-indent="false" fo:padding="0in" fo:border="none"/>
      <style:text-properties fo:font-variant="normal" fo:text-transform="none" fo:language="en" fo:country="US" fo:font-style="normal" fo:font-weight="normal"/>
    </style:style>
    <style:style style:name="T1" style:family="text">
      <style:text-properties fo:color="#000000"/>
    </style:style>
    <style:style style:name="T2" style:family="text">
      <style:text-properties fo:color="#000000" style:font-name="Times New Roman" fo:font-size="12pt"/>
    </style:style>
    <style:style style:name="T3" style:family="text">
      <style:text-properties fo:color="#000000" style:font-name="Times New Roman" fo:font-size="12pt" fo:language="en" fo:country="US"/>
    </style:style>
    <style:style style:name="T4" style:family="text">
      <style:text-properties fo:color="#000000" style:font-name="Times New Roman" fo:font-size="12pt" style:text-underline-style="solid" style:text-underline-width="auto" style:text-underline-color="font-color"/>
    </style:style>
    <style:style style:name="T5" style:family="text">
      <style:text-properties fo:color="#000000" style:text-underline-style="solid" style:text-underline-width="auto" style:text-underline-color="font-color"/>
    </style:style>
    <style:style style:name="T6" style:family="text">
      <style:text-properties fo:color="#000000" style:text-line-through-style="none" style:text-line-through-type="none" style:font-name="Times New Roman" fo:font-size="12pt" style:text-underline-style="none" style:text-blinking="false"/>
    </style:style>
    <style:style style:name="T7" style:family="text">
      <style:text-properties fo:color="#000000" style:text-line-through-style="none" style:text-line-through-type="none" style:text-underline-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he Existence of aerosol particles</text:span><text:span text:style-name="T1"> </text:span><text:span text:style-name="T3">was first discussed back in the 1970s ( Podolak</text:span><text:span text:style-name="T1"> </text:span><text:span text:style-name="T3">and Danielson 1977). Although after the NASA spacecraft missions, Voyager 1, Voyager 2 and especially Cassini – Huygens</text:span><text:span text:style-name="T1"> </text:span><text:span text:style-name="T3">Mission our knowledge on aerosols in Titan's atmosphere has been substantially increased, the</text:span><text:span text:style-name="T1"> </text:span><text:span text:style-name="T3">shape and composition, physical and optical characteristics of the aerosols particles</text:span><text:span text:style-name="T1"> </text:span><text:span text:style-name="T3">are still in concern of many studies</text:span><text:span text:style-name="T1"> </text:span><text:span text:style-name="T3">as of today.</text:span><text:span text:style-name="T1"> </text:span> </text:p>
      <text:p text:style-name="P2"><text:span text:style-name="T2">There has been relatively more disagreement on the</text:span><text:span text:style-name="T1"> </text:span><text:span text:style-name="T2">physical properties of</text:span><text:span text:style-name="T1"> </text:span><text:span text:style-name="T2">the aerosol monomers</text:span><text:span text:style-name="T1"> </text:span><text:span text:style-name="T2">than the</text:span><text:span text:style-name="T1"> </text:span><text:span text:style-name="T2">chemical form of them since the first famous tholin</text:span><text:span text:style-name="T1"> </text:span><text:span text:style-name="T2">particles sentenced by Sagan and khare. Both the Pioneer</text:span><text:span text:style-name="T1"> </text:span><text:span text:style-name="T2">11 and Voyager 2 detected high linear polarization at 90 scattering angle implying</text:span><text:span text:style-name="T1"> </text:span><text:span text:style-name="T2">the existence of small particles</text:span><text:span text:style-name="T1"> </text:span><text:span text:style-name="T2">like the Rayleigh like particles (REF. ). On the other hand, at high phase angles Voyager measured strong forward scattering which requires the presence of large particles (Rages et al. 1983). One of the first attempted explanations</text:span><text:span text:style-name="T1"> </text:span><text:span text:style-name="T2">of these two contradicting conclusions suggested bimodal size distribution of the aerosol particle with small Rayleigh-like</text:span><text:span text:style-name="T1"> </text:span><text:span text:style-name="T2">particles at the high altitudes with underlying haze layer consisting of large aerosol</text:span><text:span text:style-name="T1"> </text:span><text:span text:style-name="T2">particles ( Ref ) or a layer of small particles under</text:span><text:span text:style-name="T1"> </text:span><text:span text:style-name="T2">a thin detached haze layer composed of large particles. (Tomasko</text:span><text:span text:style-name="T1"> </text:span><text:span text:style-name="T2">and Smith 1992). However none of these explanation</text:span><text:span text:style-name="T1"> </text:span><text:span text:style-name="T2">were able produce both the high linear polarization at 90 angle and strong forward scattering at the same time accurately comparing to observations. Finally West and Smith, 1991 were able to explain the both observation with a higher accuracy by calculating the single scattering properties of large loose aggregates of small spherical particles. Although there has been a global aggregement</text:span><text:span text:style-name="T1"> </text:span><text:span text:style-name="T2">on the aerosols</text:span><text:span text:style-name="T1"> </text:span><text:span text:style-name="T2">being in the form of fractal agregates</text:span><text:span text:style-name="T1"> </text:span><text:span text:style-name="T2">in Titan's atmosphere since then, it is yet to be certain of their physical and optical properties, such as the number of monomers in the aggregates, compactness of the aggregates (namely the fractal number),</text:span><text:span text:style-name="T1"> </text:span><text:span text:style-name="T2">refractive index and the size</text:span><text:span text:style-name="T1"> </text:span><text:span text:style-name="T2">of the monomers. This is mostly because, the rigorous theoretical</text:span><text:span text:style-name="T1"> </text:span><text:span text:style-name="T2">solutions of light scattering by</text:span><text:span text:style-name="T1"> </text:span><text:span text:style-name="T2">such</text:span><text:span text:style-name="T1"> </text:span><text:span text:style-name="T2">non-spherical particles demand high</text:span><text:span text:style-name="T5"> </text:span><text:span text:style-name="T4">computational resources.</text:span><text:span text:style-name="T7"> </text:span><text:span text:style-name="T6">Most of the </text:span><text:soft-page-break/><text:span text:style-name="T6">alternative models, such as empirical  or semi empirical</text:span><text:span text:style-name="T7"> </text:span><text:span text:style-name="T6">model</text:span><text:span text:style-name="T1"> </text:span><text:span text:style-name="T2">either lack the acuracy</text:span><text:span text:style-name="T1"> </text:span><text:span text:style-name="T2">or they do nat</text:span><text:span text:style-name="T1"> </text:span><text:span text:style-name="T2">calculate all the scattering properties. For example Ranou</text:span><text:span text:style-name="T1"> </text:span><text:span text:style-name="T2">et al. Developed a physically based model which calculates the phase function of the aggregate relatively</text:span><text:span text:style-name="T1"> </text:span><text:span text:style-name="T2">well. However it does not calculate the linear polarization which is especially crucial to constraint</text:span><text:span text:style-name="T1"> </text:span><text:span text:style-name="T2">the size of the monomer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1:12:28.869363554</meta:creation-date>
    <dc:date>2017-01-27T11:13:35.116955110</dc:date>
    <meta:editing-duration>PT1M7S</meta:editing-duration>
    <meta:editing-cycles>1</meta:editing-cycles>
    <meta:document-statistic meta:table-count="0" meta:image-count="0" meta:object-count="0" meta:page-count="2" meta:paragraph-count="2" meta:word-count="407" meta:character-count="2634" meta:non-whitespace-character-count="2225"/>
    <meta:generator>LibreOffice/5.1.4.2$Linux_X86_64 LibreOffice_project/10m0$Build-2</meta:generator>
  </office:meta>
</office:document-meta>
</file>